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1-05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21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28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22 1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24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18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29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17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18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21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16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1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22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5-14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24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4-09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13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2-0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08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15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1-26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1-17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10-24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7-27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4-26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3-01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1-24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0-25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8-02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5-17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2-01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1-03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8-25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7-28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29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14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24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24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1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11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28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06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13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04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29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24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8-26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8-06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7-31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5-14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5-13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2-05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9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27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20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8-07-25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28 0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27 14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27 0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26 14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26 0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25 14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25 0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24 14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24 0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23 14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23 0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22 14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22 0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21 14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21 0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20 14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20 0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19 14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19 0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18 14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18 0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17 14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17 0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16 14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16 0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15 14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15 0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14 14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14 0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13 14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13 0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12 14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12 0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11 14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11 0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10 14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10 0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09 14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09 0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08 14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08 0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07 14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07 0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06 14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06 0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05 14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05 0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04 14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04 0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03 14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03 0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9-02 14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27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27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26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26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25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25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24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24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23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23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22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22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21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21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20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20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19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19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18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18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17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17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16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16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15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15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14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14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13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13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12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12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11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11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10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10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09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09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08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08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07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07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06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8-06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31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31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30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30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29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29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28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28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27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27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26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26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25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25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24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24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23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23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22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22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21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21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20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20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19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19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18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18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17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17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16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16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15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15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14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14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13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13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12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12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11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11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10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10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09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09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08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08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07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07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06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06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05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05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04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7-04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28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28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27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27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26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26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25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25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24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24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23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23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22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22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21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21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20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20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19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19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18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18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17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17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16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16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15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15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14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14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13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13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12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12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11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11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10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10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09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09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08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08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07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07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06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06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05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05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04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04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03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03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02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02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01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6-01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31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31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30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30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29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29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28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28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22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22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21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21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20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20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19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19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18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18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17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17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16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16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15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15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14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14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13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13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12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12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11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11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10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10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09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09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08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08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07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07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06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06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05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05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04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04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03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03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02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02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01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5-01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30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30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29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29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23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23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22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22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21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21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20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20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19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19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18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18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17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17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16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16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15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15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14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14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13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13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12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12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11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11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10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10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09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09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08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08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07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07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06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06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05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05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04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04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03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4-03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28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28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27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27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26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26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25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25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24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24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23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23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22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22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21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21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20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20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19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19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18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18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17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17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16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16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15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15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14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14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13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13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12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12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11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11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10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10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09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09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08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08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07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07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06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06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05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3-05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27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27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26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26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25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25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24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24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23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23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22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22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21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21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20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20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19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19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18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18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17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17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16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16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15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15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14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14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13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13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12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12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11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11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10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10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09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09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08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08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07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07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06 22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2-06 10:29:4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7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6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6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6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5O1</text:p>
          </table:table-cell>
          <table:table-cell office:value-type="string" calcext:value-type="string">
            <text:p>Burton Park Boulevard</text:p>
          </table:table-cell>
          <table:table-cell office:value-type="string" calcext:value-type="string">
            <text:p>2016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9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732" meta:object-count="0"/>
    <meta:user-defined meta:name="AppVersion">3.0</meta:user-defined>
  </office:meta>
</office:document-meta>
</file>